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3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7240" officeooo:paragraph-rsid="001c7240" style:font-style-asian="normal" style:font-weight-asian="normal" style:font-style-complex="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cffb" officeooo:paragraph-rsid="001ccffb" style:font-style-asian="normal" style:font-weight-asian="normal" style:font-style-complex="normal" style:font-weight-complex="normal"/>
    </style:style>
    <style:style style:name="P3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e94a7" officeooo:paragraph-rsid="001e94a7" style:font-style-asian="normal" style:font-weight-asian="normal" style:font-style-complex="normal" style:font-weight-complex="normal"/>
    </style:style>
    <style:style style:name="P3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1583c" officeooo:paragraph-rsid="0021583c"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21742" officeooo:paragraph-rsid="00221742"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34c87" officeooo:paragraph-rsid="00234c87"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3a96" officeooo:paragraph-rsid="00253a96"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ae15" officeooo:paragraph-rsid="0025ae15"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6be88" officeooo:paragraph-rsid="0026be88"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89a83" officeooo:paragraph-rsid="00289a83"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a26ed"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beff4" style:font-style-asian="normal" style:font-weight-asian="normal" style:font-style-complex="normal" style:font-weight-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c8301" officeooo:paragraph-rsid="002c8301" style:font-style-asian="normal" style:font-weight-asian="normal" style:font-style-complex="normal" style:font-weight-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d2845" officeooo:paragraph-rsid="002d2845" style:font-style-asian="normal" style:font-weight-asian="normal" style:font-style-complex="normal" style:font-weight-complex="normal"/>
    </style:style>
    <style:style style:name="P4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e8d7e" officeooo:paragraph-rsid="002e8d7e" style:font-style-asian="normal" style:font-weight-asian="normal" style:font-style-complex="normal" style:font-weight-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fc1bb" officeooo:paragraph-rsid="002fc1bb" style:font-style-asian="normal" style:font-weight-asian="normal" style:font-style-complex="normal" style:font-weight-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06623" officeooo:paragraph-rsid="00306623" style:font-style-asian="normal" style:font-weight-asian="normal" style:font-style-complex="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f30b" style:font-weight-asian="normal" style:font-weight-complex="normal"/>
    </style:style>
    <style:style style:name="T17" style:family="text">
      <style:text-properties style:text-underline-style="none" officeooo:rsid="002a26ed"/>
    </style:style>
    <style:style style:name="T18" style:family="text">
      <style:text-properties style:text-underline-style="none" officeooo:rsid="002beff4"/>
    </style:style>
    <style:style style:name="T19" style:family="text">
      <style:text-properties style:text-underline-style="none" officeooo:rsid="002fc1bb"/>
    </style:style>
    <style:style style:name="T20" style:family="text">
      <style:text-properties officeooo:rsid="001c3055"/>
    </style:style>
    <style:style style:name="T21" style:family="text">
      <style:text-properties officeooo:rsid="001c7240"/>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221742"/>
    </style:style>
    <style:style style:name="T26" style:family="text">
      <style:text-properties officeooo:rsid="00253a96"/>
    </style:style>
    <style:style style:name="T27" style:family="text">
      <style:text-properties officeooo:rsid="002a26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29">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2"><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2"><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2"><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2"><text:tab/><text:tab/>And his last words rang in your ears, "I have no more fruit to give you. Thank you for making me feel full."</text:p>
      <text:p text:style-name="P22"><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5"> and change the thing that people are hypnotized to believe to be Trumpism. Born of living in insecure lands seemingly without boundary. You accept that this is just the world--this is all there is.</text:span></text:p>
      <text:p text:style-name="P23">Like Jessica Jones concept--only she most hurt and abused by evil is also the only one who has inherited the power to stop that evil.</text:p>
      <text:p text:style-name="P23"><text:soft-page-break/></text:p>
      <text:p text:style-name="P23">"[redacted b'kuz copyright]"</text:p>
      <text:p text:style-name="P23"><text:tab/>--Caterina Fake</text:p>
      <text:p text:style-name="P23">"[redacted b'kuz copyright]"</text:p>
      <text:p text:style-name="P23"><text:tab/>--Martin Buber</text:p>
      <text:p text:style-name="P23"><text:tab/>trans Kaufman</text:p>
      <text:p text:style-name="P23"/>
      <text:p text:style-name="P23"><text:tab/>...active resistence and assertion to limply enduring the waves of electric horror.</text:p>
      <text:p text:style-name="P2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3"><text:tab/><text:tab/>Sometimes Learned Helplessness happens to people. Make sure you recognize it when it comes so you can remember to actually jump out of the cage when you can.</text:p>
      <text:p text:style-name="P23"/>
      <text:p text:style-name="P24">Maybe I've decided in some unconscious way that I need to relearn how to bond with people, to trust people, to build and enforce boundaries. Perhaps that's the "irrational" mission 庄子的道 has sent me on.</text:p>
      <text:p text:style-name="P24">If this quote--this quote right here--ends up in print somewhere with my name below it, I will have failed. If the name below is my own, my true name, I will have failed miserably.</text:p>
      <text:p text:style-name="P24">How do I know my words are not furious and mad scribblings?</text:p>
      <text:p text:style-name="P24"/>
      <text:p text:style-name="P21"><text:span text:style-name="T15">Ariel. 修身齐家治国平天下。Please don't share this with anyone. I meet few on this path, Ariel. But you are indeed on it. Not to intimidate or scare you, but with determination and luck, you may be the facilitator who saves us all. </text:span><text:span text:style-name="T16">But I've met too few on this path. As you can imagine far fewer ever even finish it.</text:span></text:p>
      <text:p text:style-name="P25">修身 means literally, "fix the self." Another translation is "cultivate moral character." But for me it means above all bring harmony to the self" because Confucius was so obsessed with harmony.</text:p>
      <text:p text:style-name="P25">Only after you've brought harmony to the self can you...</text:p>
      <text:p text:style-name="P25">齐家means literally, "manage the famiy." I think of it as "bring harmony to the group" because I'm not so sure time management or the true blood relation is required.</text:p>
      <text:p text:style-name="P25">Only after you've brought harmony to the group can you...</text:p>
      <text:p text:style-name="P25">治国 means literally "govern the state." I like to think of it as "bring harmony to the state" or at least "bring harmony to a larger group around your initial one".</text:p>
      <text:p text:style-name="P25">Only after you've brought harmony to the state can you...</text:p>
      <text:p text:style-name="P25">平天下 means "bring peace and justice to the whole world."</text:p>
      <text:p text:style-name="P25"/>
      <text:p text:style-name="P26">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6"><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6"><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6"/>
      <text:p text:style-name="P26"><text:soft-page-break/>I just want to survive. Survive and breathe. That seems too much to ask these days.</text:p>
      <text:p text:style-name="P26"/>
      <text:p text:style-name="P26">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20">, where code is primary seen as an investment in our future.</text:span></text:p>
      <text:p text:style-name="P27">Employer. I just want to (1) have things to code, (2) have my code reviewed, (3) learn to code better, (4) an enforced no-asshole rule, (5) paid on time, (6) have managers keep their word.</text:p>
      <text:p text:style-name="P27"><text:tab/><text:tab/>In that order.</text:p>
      <text:p text:style-name="P27"><text:tab/>--&gt;I just want for our team to make sure we (1) always have things to code (2) have code reviews (3) learn to code better (4) have no assholes on the team (5) are paid on time (6) have managers keep their word. In that order</text:p>
      <text:p text:style-name="P27"/>
      <text:p text:style-name="P27">If you're too busy to <text:span text:style-name="T12">not</text:span> be an asshole--ever--then your problem is not how busy you are. Your problem is that you have allowed yourself to be swallowed once again by the Busyness cult</text:p>
      <text:p text:style-name="P27">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21">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21">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8">Survive. Survive. Fucking survive. Breathe. You can't save the fucking world if you're not <text:span text:style-name="T22">fucking breathing</text:span><text:span text:style-name="T23">.</text:span></text:p>
      <text:p text:style-name="P30">It is the Tyrannical Average that kills the mystery and beauty of this conventional world. Average replaces Truth. Average replaces meaning. Average rules in tyranny, legislates sameness, homogenity, boring, predictable, soul-crushing Order. Displaces fringe.</text:p>
      <text:p text:style-name="P30">Tyrannical Average</text:p>
      <text:p text:style-name="P30"/>
      <text:p text:style-name="P30">Zhuangzi kept walking and he felt the eyes of his supporters all around. It was </text:p>
      <text:p text:style-name="P30"/>
      <text:p text:style-name="P30">Yes boulder yes! Shaka, when the walls fell! Let it be my break once again. May the boulder take its time rolling down the mountain again. Yes boulder yes! Roll on; roll on!</text:p>
      <text:p text:style-name="P30">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p>
      <text:p text:style-name="P28"><text:span text:style-name="T23">"Workable pieces" have their place, but they are not and will never be the most important part of the world. Among the "workable pieces" you will never find the Worthless Tree, and if you live among the "workable pieces," you will ever grow old. At </text:span><text:span text:style-name="T24">best</text:span><text:span text:style-name="T23"> you'll merely grow more orange, a dangling tie, a yellow Darth Vader helmet, and an angry disposition--living to cheat and dominate, to empty your sould further and empty others as well.</text:span></text:p>
      <text:p text:style-name="P30"><text:soft-page-break/><text:tab/><text:tab/>Let words be the seasoning of life, not the blandifying goop the steakhouse sprinkles over everything. Let words stand in relation to the world; don't let them seek to replace the world, seek to it-ify the world. </text:p>
      <text:p text:style-name="P30"><text:tab/><text:tab/>Let words force three vowels in a row; let words irrationalize the rational; let words subvert without contending; let words be your cclose friend and not some oppressive pharoah that will sink into the shifting sands of time anyway.</text:p>
      <text:p text:style-name="P30"/>
      <text:p text:style-name="P31">The End</text:p>
      <text:p text:style-name="P31"><text:tab/>Endings are hard.</text:p>
      <text:p text:style-name="P31"/>
      <text:p text:style-name="P31">About the Author</text:p>
      <text:p text:style-name="P31"><text:tab/>who the fuck cares</text:p>
      <text:p text:style-name="P31"/>
      <text:p text:style-name="P31">I'm grateful to the Thai woman with blonde hair who loves drawing, drugs, and tying knots.</text:p>
      <text:p text:style-name="P31">I'm grateful to the gloriously open philosopher--in the Anglo-American tradition--on whose balcony I've spent many a magical night.</text:p>
      <text:p text:style-name="P31">I'm grateful to the subtle, chill woman who never fails to turn a memorable phrase.</text:p>
      <text:p text:style-name="P31">I'm grateful to Frisky for spicing up all our lives and always being happy to take twenty for the team.</text:p>
      <text:p text:style-name="P31">I'm grateful to Shiri Eisner for saving my life.</text:p>
      <text:p text:style-name="P31">I'm grateful to Sushi for being such a know-it-all and for never backing down from space rightfully hers.</text:p>
      <text:p text:style-name="P31">I'm grateful to Demi for welcoming me and others into your group and for showing me your moves.</text:p>
      <text:p text:style-name="P31">I'm grateful to Benten for being the single most important person in my life. Nothing I've done in this life--much less this book--would be possible w/o you. Thailand is calling you on the wind my friend.</text:p>
      <text:p text:style-name="P31">I'm grateful to the mystic who told me I'll have there great, equal loves. From you I learned what I'm searching for is searching for me.</text:p>
      <text:p text:style-name="P31">I'm grateful to Geng laoshi for seeing me when no one else could. And for giving me my name</text:p>
      <text:p text:style-name="P32">I'm grateful to Wat Pah Nanachat.</text:p>
      <text:p text:style-name="P32">I'm grateful to she who loves fantasy and sees people more fully than I will ever know.</text:p>
      <text:p text:style-name="P32">I'm grateful to Thailand for welcoming me like no place ever has or ever will. This book definitely wouldn't have been possible without you.</text:p>
      <text:p text:style-name="P32">I'm grateful to Zhuangzi for challenging me to be the best person I can.</text:p>
      <text:p text:style-name="P32">I'm grateful to Garfinkle. You taught me about tacit learning and read the parts of the Laozi and Zhuangzi I gave you. I'm still planning to learn more about ethnomethodology someday. Someday we'll talk about it again.</text:p>
      <text:p text:style-name="P32">I'm grateful to tiger for showing me how to captivate a room.</text:p>
      <text:p text:style-name="P32">I'm gratefu to Martian for touching me so gently.</text:p>
      <text:p text:style-name="P32">I'm grateful to Marcedes for being my companion in rough times.</text:p>
      <text:p text:style-name="P32">I'm grateful to the eighth child for housing me and being my friend--not least because of our always-enlightening conversations. I hope you sold your little tooth ok.</text:p>
      <text:p text:style-name="P32">I'm grateful to England, Mexico, Chinese cat for being treasured roommates and friends and for introducing me to the best pies on the planet.</text:p>
      <text:p text:style-name="P33">I'm grateful to Martin Buber. Because of you, I found my You.</text:p>
      <text:p text:style-name="P33">I'm grateful to James P Carsee. You touched me. I hope I'll be able to touch you back.</text:p>
      <text:p text:style-name="P33">I'm grateful to Nietzsche. I hope I've become the child by now. Not sure, but thank you for illuminating the path all the same.</text:p>
      <text:p text:style-name="P33">I'm grateful to China for teaching me humility, even if it was bitter.</text:p>
      <text:p text:style-name="P33"><text:soft-page-break/>I'm grateful to the small man for teaching me what it looks like up close to wear yello hair and orange skin. Without that experience, this book would've never come to be.</text:p>
      <text:p text:style-name="P33">I'm grateful to Jame for the boardgames and the kindness.</text:p>
      <text:p text:style-name="P33">I'm grateful to she who can stand rough waters. You touched me when no one else would, and all I have today wouldn't have been possible without you.</text:p>
      <text:p text:style-name="P33">I'm grateful to my advocate. I also owe you all I have. I hope to pay you back.</text:p>
      <text:p text:style-name="P33">I'm grateful to the movie house with the nine seats in the theatre.</text:p>
      <text:p text:style-name="P33">I'm grateful to the scallons for writing the Bible.</text:p>
      <text:p text:style-name="P33">I'm grateful to Emptiness for being there when I had less than nothing. I'm sorry I had to leave, but I am deeply grateful for your love.</text:p>
      <text:p text:style-name="P33">I'm grateful to Hillary Clinton for never giving up.</text:p>
      <text:p text:style-name="P33">I'm grateful to Charlie Kaufman for comforting me through tough times.</text:p>
      <text:p text:style-name="P33">I'm grateful to Amelie for showing me the puppet show on the water. I hope I see you again someday.</text:p>
      <text:p text:style-name="P33">I'm grateful to Enzo. You make me want to be the best version of myself. I can give a person no higher praise.</text:p>
      <text:p text:style-name="P33">I'm grateful to Mogee. You introduced me to the Upanishads and Imagine. </text:p>
      <text:p text:style-name="P33">Fuck you, all "presidents for life." Fuck you and your goddamn newspeak.</text:p>
      <text:p text:style-name="P33">I'm grateful to V. You introduced me to Zinn and the truth behind this unbearably conventional world.</text:p>
      <text:p text:style-name="P33">I'm grateful to Sasquatch for taking me in in my worst moments.</text:p>
      <text:p text:style-name="P33">I'm grateful to</text:p>
      <text:p text:style-name="P33">I'm grateful to Professor Vimilikirti. Perhaps no single person more contributed to who I am today than you. Thank you. Please visit me in Thailand sometime. We'll get that beer.</text:p>
      <text:p text:style-name="P33">I'm grateful to Jeebus Crisp. You dated me when I was so young. And you were so good to me. I'm glad you made it to American University. I hope you become the Ambassador to the UN someday.</text:p>
      <text:p text:style-name="P33">I'm grateful to the Second Coming, aka bell hooks.</text:p>
      <text:p text:style-name="P33">I'm grateful to Goenka and Buddhadasa.</text:p>
      <text:p text:style-name="P33">I'm grateful to Lolitta for letting me stay at your place free so many times.</text:p>
      <text:p text:style-name="P33">I'm grateful to Burton Watson for your mind and hand. Your brain is enormous and deeply underappreciated.</text:p>
      <text:p text:style-name="P33">I'm grateful to Geismeier for the wonderful, long conversations.</text:p>
      <text:p text:style-name="P33">I'm grateful to Zardulu.</text:p>
      <text:p text:style-name="P33">I'm grateful to Ta-Nehisi Coates for your arguments, hands-down the greatest I've ever read.</text:p>
      <text:p text:style-name="P33">I'm grateful to Paul. Your journey is deeply fascinating, and I hope I see more of it. I don't judge you for converting, and I always love our conversations.</text:p>
      <text:p text:style-name="P33">I'm grateful to Muhammad for the Call to Prayer.</text:p>
      <text:p text:style-name="P33">I'm grateful to my mother and father and family.</text:p>
      <text:p text:style-name="P33">I'm grateful to Kristy for showing me I was an asshole all those years ago. I hope I'm better now.</text:p>
      <text:p text:style-name="P33">I'm grateful to Chevy for the good weed and your unparalleled voice.</text:p>
      <text:p text:style-name="P33">I'm grateful to A for this amazing apartment.</text:p>
      <text:p text:style-name="P33">I'm grateful to Will Craft for suffering the worst parts of me and leading me to salvation. I owe you more than you'll ever know.</text:p>
      <text:p text:style-name="P33">I'm grateful to Mark Bittman for feeding me vegetables. </text:p>
      <text:p text:style-name="P33">I'm grateful to Nose Rat for teaching me salt.</text:p>
      <text:p text:style-name="P34">I'm grateful to the State of Israel for getting to second base with me when I was trying to fly out away from you. Can a sovereign nation be build of sexual assault? Hmmm...</text:p>
      <text:p text:style-name="P34">I'm grateful to Dr. D for believing in me when you really shouldn've have.</text:p>
      <text:p text:style-name="P34">I'm grateful to Reggie for suffing me and my teases. You were so good to me</text:p>
      <text:p text:style-name="P34">I'm grateful to Susan Fiske for giving me useful words.</text:p>
      <text:p text:style-name="P34">I'm grateful to onions. I really love you onions. Really fucking love you.</text:p>
      <text:p text:style-name="P34"><text:soft-page-break/>I'm grateful to Kafka. You fucking beautiful man you.</text:p>
      <text:p text:style-name="P34">Down w/ Qin Shi Huang! Down with his dictatorship! Down with his laughable newspeak!</text:p>
      <text:p text:style-name="P33">I'm grateful to my glorious apartment for housing me, protecting me from the outside world, and for keeping me warm as your humble guest.</text:p>
      <text:p text:style-name="P34">And I'm grateful to all other who made my Personal Legend possible at all.</text:p>
      <text:p text:style-name="P33">To all of you, please don't ask me if I wrote this book. I'<text:span text:style-name="T25">ll just deny it.</text:span></text:p>
      <text:p text:style-name="P33"/>
      <text:p text:style-name="P34">Inscription/"dedication": 无所可用</text:p>
      <text:p text:style-name="P34"/>
      <text:p text:style-name="P34">There are six foundations of all morality.</text:p>
      <text:p text:style-name="P34"/>
      <text:p text:style-name="P34">Stereotype content model</text:p>
      <text:p text:style-name="P34"/>
      <text:p text:style-name="P34">There is magic just behind this unbearably conventional world. It's not that you don't see it. But rather you do not yet dance in it. You do not yet allow yourself to steal the butter, do not yet play hac-i-sac. Sanook is everywhere, you only need to join in. That's all--that simple. Really! After all, aren't all truths worth knowing just hiding in plain sight? Let antirationalization be the order of your day; let the encounter be the basic building block of your life; let the world confront you, touch you, and let the sum total of those encounters be the sum total of your life's dharmas. Aware and accepting of all just over your dashboard. Aware and accepting. Radical acceptance, after all.</text:p>
      <text:p text:style-name="P34">Look! Your salvation has come and has never left. You only need to build correct habit and nothing will remain undone. Learn to see the meat you're cutting not with your eyes.</text:p>
      <text:p text:style-name="P34"/>
      <text:p text:style-name="P34">Dedicated to a tiny house sitting atop a cliff, a small mound of earth, and a seed, yet unplanted.</text:p>
      <text:p text:style-name="P34"/>
      <text:p text:style-name="P34">Materials from the outside</text:p>
      <text:p text:style-name="P34">Big-goat Kingdom</text:p>
      <text:p text:style-name="P34">woman-horse-woman-horse</text:p>
      <text:p text:style-name="P34">people-mountain-people-ocean</text:p>
      <text:p text:style-name="P34">woman-child 好</text:p>
      <text:p text:style-name="P34">Loose Part 1: Not Yet Beginning</text:p>
      <text:p text:style-name="P34">Loose Part 2: Cult of Busyness</text:p>
      <text:p text:style-name="P34">Loose Part 3: Endings are Hard</text:p>
      <text:p text:style-name="P34">Add <text:span text:style-name="T12">Silver Chair</text:span> Allegory</text:p>
      <text:p text:style-name="P34"/>
      <text:p text:style-name="P35">New Book Idea 齐家</text:p>
      <text:p text:style-name="P35">--&gt; How to be a good friend</text:p>
      <text:p text:style-name="P35"><text:tab/>- acquaintence</text:p>
      <text:p text:style-name="P35"><text:tab/>- friend-friend</text:p>
      <text:p text:style-name="P35">--&gt; look at that chapter of Living Well or whatever</text:p>
      <text:p text:style-name="P35">--&gt; good friend should challenge you to be the best version of yourself</text:p>
      <text:p text:style-name="P35"><text:tab/>- see beauty, uniqueness that you don't fully see</text:p>
      <text:p text:style-name="P35"><text:tab/>- respects boundaries (independence)</text:p>
      <text:p text:style-name="P35"><text:tab/>- includes you (involvement)</text:p>
      <text:p text:style-name="P35"><text:tab/>- stands in relation to you (I-You)</text:p>
      <text:p text:style-name="P35"><text:tab/>- do your friends make you feel warm or cold?</text:p>
      <text:p text:style-name="P35"><text:tab/><text:tab/>do you make them feel warm or cold?</text:p>
      <text:p text:style-name="P35"><text:tab/>- "Two friendly moons together" (朋友)</text:p>
      <text:p text:style-name="P35"/>
      <text:p text:style-name="P35"><text:soft-page-break/>That emptyness you feel. It can only be filled by the meaning of life--other people you know. It is your solipcism that gives you the most pain, your nihilism that is your doom. Seek to alleviate the suffering of others with your prestine nonaction, and you will find yourself feeling a little more full. In stillness, stand among the agitated, and let them let your stillness touch them. And you both will feel more satisfied. Rinse, repeat.</text:p>
      <text:p text:style-name="P35">What the Cult of Busyness is <text:span text:style-name="T12">not</text:span> is the practice of not taking your vacations and filling your time only with work. The Cult of Busyness is when you use busyness as an excuse to treat people as vermin, when you use busyness as a market of status rather than a neccisary evil of adulthood. The Cult of Busyness is when you look down on others because they don't <text:span text:style-name="T12">appear</text:span> to work as hard as you. It's when you use busyness as evidence of a person's worth or non-worth. Busyness exaserbates solipsism, narcissism, and nihilism because it destroys sleep--sleep being the most important ingredient in the full-bodied textured persona. And busyness, when not consumed in moderation, leads to Cult membership. Absolute busyness leads to Cult leadership. To the benefit of no one except the status fetishizers, the lotus eaters, the Pharisees. Don't let your head drop beneath the waters of busyness or elese you will be swept away again.</text:p>
      <text:p text:style-name="P35">Busyness replaces thought like heroine replaces human connection. Busyness destroys lives and serves just to fortify itself. Busyness is a malignant tumor fighting to take over a life, its only unconscious end to destroy that life and itself in the process. Perfect busyness is Death--nothing more or nothing less.</text:p>
      <text:p text:style-name="P35">Who ever said wasted time is so bad? How much time did Einsteign "waste" on his hundreds of fanciful, rejected theories before hitting on two good ones? It's wasted time until all of a sudden the common carp jumps the dragon gate and gains eternity. What if Einstein's friends, instead of accepting him for who he is and loving him for who he wants to be and do, what if they instead judged him to his face for writing fanciful papers instead of concentrating on the here-and-now, concentrating on being the best patent clerk he could be? It is the side quest that makes the game, the side project that makes the developer, the side passion that makes the human. How dare you tell your friend not to spend time on her "nonesense"? How do you know she's not a common carp approaching her dragon gate? And if she ever jumped it, who would she thank? The friend who told her to be the best patent clerk there can be or the friend who left her alone when she "wasted" so much time on her side passion? Be the patent clerk. First survive. But remember that the side passion is the salt of life. With it, you won't ever have to convince yourself that life isn't worth living. You never question why you're eating food that was salted at the right time and in the right amount, do you? Same is true for the otherwise conventional life. Maybe you'll become a dragon too. Maybe not. At <text:span text:style-name="T26">least there was enough flavor. At least you didn't question why you're still eating it.</text:span></text:p>
      <text:p text:style-name="P36">Nothing greater than experience distinguishes the signal from the noise; nothing less than experience obscures the new signal with the old noise.</text:p>
      <text:p text:style-name="P36">Now take what you find useful here and buld a leaky bamboo raft. Drop the rest. And once you are across the river, drop even the raft and walk on alone. Until the next river, anyway.</text:p>
      <text:p text:style-name="P36"/>
      <text:p text:style-name="P36">Me. When you said that thing to Mark about being a React Dev and not a PHP/wordpress Dev, you were not magnanomous, but it is a sore point for you anyway. You will grow magnanomousness. Especially after you gain an income. Be kinder to yourself. That's the only way you'll be kinder to others.</text:p>
      <text:p text:style-name="P36">Me. So what if you're unhappy with your friend persona? You are nonself. Your personas, like your form, sensations, perceptions, mentalformation, and consciousness <text:span text:style-name="T12">are</text:span> emptiness, and emptiness is them. You are exactly who you need to be right now. Don't worry. You are exactly who you need to be right now. If you didn't have a project, a way you can grow and be better, what are you doing <text:soft-page-break/>anyway? You already bend over backwards to prevent suffering, to alleviate suffering. To worry about this persona you never actually show only serves to break that beneficial habit.</text:p>
      <text:p text:style-name="P36">Me. Make sure you stay aware, continue to see people as individuals in their individual moments. Your disposition matters less than your action. The right disposition will come if the habits are good.</text:p>
      <text:p text:style-name="P36"/>
      <text:p text:style-name="P36">Me. You want to talk to him, to help him because he asked. But you know it will not, cannot contribute to your survival. You know it can only hurt you, cannot help you. Cannot contribute to relationships, connection, no chance of meaningful oxytocin. Wasted time, wasted effort--surely. I know you; I care about you. Drag your tail in the mud.</text:p>
      <text:p text:style-name="P37">tying knots. Thank you for looking at me that way. For making me feel welcome and wonderful.</text:p>
      <text:p text:style-name="P37">conversationalist. I hope you find your peace. I will do all I can to help you. I need to listen better, concentrate better. Ask you what you are thinking and feeling better. What your thoughts are. I can and will better understand your thinking. I'm quite tired and drained though. Sorry for not meditating more beforehand. I'm really grateful to be your friend.</text:p>
      <text:p text:style-name="P37"/>
      <text:p text:style-name="P37">tying knots. I like you. I hope we do end up in each other's pants--in a more intimate way than we have already. I hope you have the patience. I hope you give me the space I require, and I hope you respect my boundaries.</text:p>
      <text:p text:style-name="P37">memorablephrase. I hope we are able to see each other up close. You seem interesting, and you seem to inhabit a world I'd love to act as a guest in sometime--if only for a day or only a night.</text:p>
      <text:p text:style-name="P37">frisky. I appreciate you so much. I hope we can know each other better with time.</text:p>
      <text:p text:style-name="P37">paul. I'm sorry for not taking care of our friendship. Please forgive me. And I'm looking forward to it being beautiful in the future.</text:p>
      <text:p text:style-name="P37">paul. I'm still grateful for you allowing me to leave my stuff in your place. It was really helpful.</text:p>
      <text:p text:style-name="P37">tyingknots. I wasn't waiting for you; I was waiting for myself. Still waiting in fact.</text:p>
      <text:p text:style-name="P37">Me. Buy a copy of <text:span text:style-name="T12">The Alchemist</text:span> for sushi for her next birthday. Remember. Remember.</text:p>
      <text:p text:style-name="P37">paul. I want to be a good friend.</text:p>
      <text:p text:style-name="P37"/>
      <text:p text:style-name="P37">Know the most important book to you, its most important passage. Imagine you slowly let a particular, enigmatic person in. And imagine she asks to hear you talk about that pivotal book. And imagine you show her a few passages. And imagine that she seems to understand your book better than anyone else. </text:p>
      <text:p text:style-name="P37"><text:tab/>??? .... hmm</text:p>
      <text:p text:style-name="P37"/>
      <text:p text:style-name="P37">Here at Lumpini I can't seem to hear my inner voice. Awfully strange.</text:p>
      <text:p text:style-name="P37">What if I did monkify myself if only for a time? What if I did? Is that crazy?</text:p>
      <text:p text:style-name="P37">But I really should work. Like in <text:span text:style-name="T27">fight </text:span>club--show a little bit--only a little bit of myself. Keep my head down. Survive first. Survive.</text:p>
      <text:p text:style-name="P37">Apprehension. Hm. Anxiety. Hm. The breath is middle-depth.</text:p>
      <text:p text:style-name="P37">Heartbeat just a smidge jumpy. Bladder still antsy.</text:p>
      <text:p text:style-name="P37">Let contact, standing in relation commence. Let the commiseration approach. Let there be kindness, understanding, I-You all the way. Let the greatness of human interaction be.</text:p>
      <text:p text:style-name="P37">The breath is still shallow. Heart rate quickened. I can feel my blood in my head. A little queezy. Have been for a few hours now. The breath. Shallow. middle speed. Mostly Abdominal.</text:p>
      <text:p text:style-name="P37"/>
      <text:p text:style-name="P37">Those bound to the Silver Chair no longer remember their past life s a Child. "All there is is busyness. The rest are just stories we tell children," they say. And they beat Puddleglum with big stick and live their half lives for the purpose of reproducing their insecurities in those all around.</text:p>
      <text:p text:style-name="P37"><text:soft-page-break/>Soft stillness, not brittle stillness, is the ideal. Know the difference and you will move the earth itself with it.</text:p>
      <text:p text:style-name="P38"/>
      <text:p text:style-name="P38">Prologue. Back in Ubon a close friend of mien had an interesting first night in Thailand. It began at Wrong Way, a local expat haunt that many a common Ubon geiser attests lives up to its name. A geiser offered him a ride home on the back of his motorbike but drove him to a girlybar beside the lake. They spent hours in the ear crippling music, and after downing three-pints-fifty, the geiser cackled out the eternal words: "This is the real Thailand!"</text:p>
      <text:p text:style-name="P38">The real Thailand seeks to be a soft lotus in the muck. And Thailand is already what it seeks to be. Soft and still, going by what is constant, surviving. Sage among nations.</text:p>
      <text:p text:style-name="P38"/>
      <text:p text:style-name="P38">Contra Nietzsche. All is not simply Will to Power. All is not simply island fortification and island gilding. We are not best as separated Overmen but rather as Overhumanity, a population and community that rises above its obstacles and struggles, and keeps marching toward the perpetuation of all that has value or ever had value. For the children--and not in jealousy of the children.</text:p>
      <text:p text:style-name="P38"/>
      <text:p text:style-name="P38">Reading masculinity studies articles does seem a bit intense. I wonder if reading novels would be less intense.</text:p>
      <text:p text:style-name="P38">Also: bell hooks is amazing</text:p>
      <text:p text:style-name="P38"/>
      <text:p text:style-name="P38">998/43</text:p>
      <text:p text:style-name="P38">Andrew Horn</text:p>
      <text:p text:style-name="P38">Baan Onnuch Condominuim</text:p>
      <text:p text:style-name="P38">998/43 Soi Onnuch 30-32, Suk 77 Rd</text:p>
      <text:p text:style-name="P38">Suang Luang BKK 10250</text:p>
      <text:p text:style-name="P38"/>
      <text:p text:style-name="P38">Me. You need to put more boundaries. Be more clear about verbal consent--especially at the ropes + other places we play. Use safewords. Yellow, red, safeword. Assert my boundaries. Inclusion and consent will reign, but only if you stand up for them, at minimum, for yourself. Inclusion and consent will fucking reign. "Verbal consent is very important in this community." Inclusion and consent. What he did to me was violence, and violence can never be allowed to even grow through the crack in the cement here. Gotta Roundup that shit. And I will make sure that never, never happens again. Never. Never. Inclusion + consent will reign.</text:p>
      <text:p text:style-name="P38">Me. Just make sure you protect yourself first. Survive first. Survive first. Make clear you want to use full verbal consent next time.</text:p>
      <text:p text:style-name="P38">Me. Inclusion and consent. Consent is opt-in when possible. Opt-in when possible</text:p>
      <text:p text:style-name="P38">Me. Research healing</text:p>
      <text:p text:style-name="P38">Me. You will miss the ropes on Tuesday. Nonattachment</text:p>
      <text:p text:style-name="P38"/>
      <text:p text:style-name="P39">Giver Hunting</text:p>
      <text:p text:style-name="P39"><text:span text:style-name="T14">- Ask, "How are you doing?" See if respond in kind. See how other-oriented they are. (within reason considering culture, etc.)</text:span></text:p>
      <text:p text:style-name="P39"><text:span text:style-name="T14">- Note how much s/he talks about the virtues of others and diminishes his/her own.</text:span></text:p>
      <text:p text:style-name="P39"><text:span text:style-name="T14">- Giver or take of credit?</text:span></text:p>
      <text:p text:style-name="P39"><text:span text:style-name="T14">- I should also be other-oriented.</text:span></text:p>
      <text:p text:style-name="P39"><text:span text:style-name="T14">- Do they show a passion for their field?</text:span></text:p>
      <text:p text:style-name="P39"><text:span text:style-name="T14">- Do they hoard or share information?</text:span></text:p>
      <text:p text:style-name="P39"><text:span text:style-name="T14">- Note We/I ratio</text:span></text:p>
      <text:p text:style-name="P39"><text:span text:style-name="T14">- Note if they are demeaning/narcissistic or I-You and other-oriented</text:span></text:p>
      <text:p text:style-name="P39"><text:soft-page-break/><text:span text:style-name="T14">- Find the diamonds in the rough</text:span></text:p>
      <text:p text:style-name="P39"><text:span text:style-name="T14">- I could even find a partner this way. Why couldn't I?</text:span></text:p>
      <text:p text:style-name="P39"><text:span text:style-name="T14"><text:tab/>--I could attend one of those tropical MBA conferences why not?</text:span></text:p>
      <text:p text:style-name="P39"><text:span text:style-name="T14"/></text:p>
      <text:p text:style-name="P39"><text:span text:style-name="T14">memorablephrase. You're a diamond in the rough. I hope to see you at your full potential b/c you're truly someone I can't understand, can't read. But I want to--I want to know you better, and I'm grateful for what I've seen of you already.</text:span></text:p>
      <text:p text:style-name="P39"><text:span text:style-name="T14">glasseseisner. Your grit is inspiring. That alone is worthy of attention, but your deference and lack of ego married with masculine involvement--perhaps a masculinity that totally subverts patriarchal masculinity--is truly exceptional. I wonder if you would be interested in the concept of patriarchal masculinity.</text:span></text:p>
      <text:p text:style-name="P39"><text:span text:style-name="T14">Me. You seem to be better understanding how to cultivate better mind states.</text:span></text:p>
      <text:p text:style-name="P39"><text:span text:style-name="T14">tyingknots. I'm deeply grateful to the times you tie me up. It's intimate, and </text:span><text:span text:style-name="T17">wonderful to see your talent and passion. It's a pleasure to be there with you.</text:span></text:p>
      <text:p text:style-name="P40"><text:span text:style-name="T14">Adam Grant. Thank you for your books and your heart. You write business books that help me to cultivate other-oriented mind states. Which is no small feat. Truly an amazing accomplishment. Thank you for your paradoxical business book works of art.</text:span></text:p>
      <text:p text:style-name="P40"><text:span text:style-name="T14">sushi. Run fast and far. Climb high; grow large. And level the whole world.</text:span></text:p>
      <text:p text:style-name="P40"><text:span text:style-name="T14">fight club. Thank you for cultivating a space to subvert foolish rationalism, uplift acceptance, and cultivate trust. You truly are a special thing. I will seek to leave only my fingerprints on you. Thank you.</text:span></text:p>
      <text:p text:style-name="P40"><text:span text:style-name="T14">道德经. For reminding me that even if the world values the brittle, the power, it is through soft eyes harmony will arise; it is through the life I want to live--pursuing the Way--that all will be accomplished. Thank you for yet again reminding me what's important.</text:span></text:p>
      <text:p text:style-name="P40"><text:span text:style-name="T14">Zhuangzi. Fuck man. I love you to death and you always challenge me to be better. I fucking can't believe how amazing you are. Thank you so very much for all you've given me and all you're sure to give me.</text:span></text:p>
      <text:p text:style-name="P40"><text:span text:style-name="T14">Burton Watson. I can't forget you. All I say to 庄子the man goes for you 2. You are brilliant as a reader, a translator, a writer, and a philosopher. Thank you so so much.</text:span></text:p>
      <text:p text:style-name="P40"><text:span text:style-name="T14">memorablephrase. You bring the parts of myself out that I like I think.</text:span></text:p>
      <text:p text:style-name="P40"><text:span text:style-name="T14">magicalnight. Thank you for always welcoming me into your beautiful home. I am so grateful to you.</text:span></text:p>
      <text:p text:style-name="P40"><text:span text:style-name="T14">tiger. I still can't believe your amazing interpretation of the "drag my tail in the mud" part of the Zhuangzi. How wonderful was that? Your arguments are beautiful and your eye sharp. I wish to spend more time with you.</text:span></text:p>
      <text:p text:style-name="P40"><text:span text:style-name="T14"/></text:p>
      <text:p text:style-name="P40"><text:span text:style-name="T14">If you believe it's an inevitability, inevitability it won't be.</text:span></text:p>
      <text:p text:style-name="P40"><text:span text:style-name="T14">Be around the people who bring out the parts of yourself that you like; avoid people who bring out the parts of yourself that you don't care so much for.</text:span></text:p>
      <text:p text:style-name="P40"><text:span text:style-name="T14">I had a chocolate cereal bar here in Bangkok. My friend says it tastes like cocaine. To me it tastes like the Bush administration.</text:span></text:p>
      <text:p text:style-name="P40"><text:span text:style-name="T14">Anyone easily intimidated, be easily scared of. They are the ones whole will keep you from living at your life whole. Be scared of thee ones scared of you. Get out of their way so that they never have the chance to get in yours. Get far away from their dead rat. They say "Shoo" so allow yourself to be shooed. Survive first. Survive and then do what you love, spend time with who or what you love. Help what you love. Feed what you love.</text:span></text:p>
      <text:p text:style-name="P40"><text:span text:style-name="T14"/></text:p>
      <text:p text:style-name="P40"><text:span text:style-name="T14">memorablephrase. You... seem to like me alot. And I would... when I look in your eyes. I know I would fall in love with you. Uhh.............. So......................................</text:span></text:p>
      <text:p text:style-name="P40"><text:soft-page-break/><text:span text:style-name="T14"><text:tab/>How about we just stay in close proximity to one another a lot. And don't push anything; don't push. How about that? And if/when we're ready..................</text:span></text:p>
      <text:p text:style-name="P40"><text:span text:style-name="T14"><text:tab/>This time will only happen once. It's ok to take the time to savor it. If this place was meant to end, it will be over soon enough.</text:span></text:p>
      <text:p text:style-name="P40"><text:span text:style-name="T14">memorablephrase. I could fall for you. Hehe. I could. I so could.</text:span></text:p>
      <text:p text:style-name="P40"><text:span text:style-name="T14"/></text:p>
      <text:p text:style-name="P40"><text:span text:style-name="T14">If they merely want to "win," let them. You play to keep playing; they play to "win." They can't keep playing forever; you can. Don't "outlast." Merely continue doing what you love, avoid fights; avoid contention. Be with what and who you love, and thus make the "winners" irrelevant. Let them win so you can survive.</text:span></text:p>
      <text:p text:style-name="P40"><text:span text:style-name="T14">Be grateful; be humble; give w/ your right such that your left hand doesn't know; survive. Do that. Just that.</text:span></text:p>
      <text:p text:style-name="P40"><text:span text:style-name="T14">Don't be possessed; don't be owned; don't be pedastaled; don't be kept; stay whole; play in order to keep playing--don't play to win. Stay while. Touch and be touched.</text:span></text:p>
      <text:p text:style-name="P40"><text:span text:style-name="T14">You don't know but I need you. I need you as much as you need me--maybe more. That's the way all good things are.</text:span></text:p>
      <text:p text:style-name="P40"><text:span text:style-name="T14">You look at me with such vulnerability. Why are you suprised I return your expression? Why are you surprised that you are just as much a crutch for me as I am for you? Our roles may be different but our human needs are the same</text:span></text:p>
      <text:p text:style-name="P40"><text:span text:style-name="T14">Go by what is constant and live out your years in peace--as much as is possible anyway.</text:span></text:p>
      <text:p text:style-name="P40"><text:span text:style-name="T14"/></text:p>
      <text:p text:style-name="P40"><text:span text:style-name="T14">memorablephrase. I'm sorry for everything. I'm sorry for ignoring you, for being jealous.</text:span></text:p>
      <text:p text:style-name="P40"><text:span text:style-name="T14">Selfless Me. Welcome back. I missed you. I need you. Please help me.</text:span></text:p>
      <text:p text:style-name="P40"><text:span text:style-name="T14">memoriablephrase. I'm sorry for socially and emotionally punishing you for doing what you had every fucking right to do. I'm sorry. Everythng you had the right to do all of it. And I responded like a child. I'm sorry. I don't want to control you. That's kind of the whole point.</text:span></text:p>
      <text:p text:style-name="P40"><text:span text:style-name="T14">blackandwhite. I'm sorry but you were infringing on my personal space in a way I did not enjoy. I hope you come back because we need more trans people, but please don't treat me that way.</text:span></text:p>
      <text:p text:style-name="P40"><text:span text:style-name="T14">frisky. I'm sorry but I don't think we should play again. I really want something closer to that experience with tiger.</text:span></text:p>
      <text:p text:style-name="P40"><text:span text:style-name="T14">memoriablephrase. You had every right to do do whatever you wanted with frisky or anyone. Every right. And I don't ever want that to change. I don't want you to ever feel reservations about playing with someone else no matter the circumstance, or at the least that is the ideal I want to reach after. I want you to do what you desire; I want to you do what makes you feel good; I want you to do what you love.</text:span></text:p>
      <text:p text:style-name="P40"><text:span text:style-name="T14">Hey magicalnight. [yeah, i'm not typing that]</text:span></text:p>
      <text:p text:style-name="P40"><text:span text:style-name="T14">Hey magicalnight. So I have a fantasy but I can only tell you part.</text:span></text:p>
      <text:p text:style-name="P40"><text:span text:style-name="T14">Hey magicalnight. What was the name of that philosophy of the mind book?</text:span></text:p>
      <text:p text:style-name="P40"><text:span text:style-name="T14">Me. You are fucking human. The minute you believe anything else is the minute your fucking suffering--your dhukka dhukkata will start.</text:span></text:p>
      <text:p text:style-name="P40"><text:span text:style-name="T14">knotie. I'm kinda scare of you. Sorry to say. You're very hot-and-cold. And it's a discursive model that I'm scared of. It's a model that is perfectly normal on its own but can be used to create abusive relationships--and that's what I truly fear.</text:span></text:p>
      <text:p text:style-name="P40"><text:span text:style-name="T14">knotie. Why did you ask me if I liked the impact w/ frisky as if it was my first impact?</text:span></text:p>
      <text:p text:style-name="P40"><text:span text:style-name="T14">memoriablephrase. This is how I look at it right now. If [also not typing that.]</text:span></text:p>
      <text:p text:style-name="P40"><text:span text:style-name="T14">Hey me. So that whole situation with memoriablephrase is interesting, no? So your plan or "plan" was to tell memoriablephrase you liked her in the hope that it would gradually move things in the direction you wanted to spare. Just in case something happened that is damn weird. </text:span></text:p>
      <text:p text:style-name="P40"><text:span text:style-name="T14"><text:tab/><text:tab/>Well, that's exactly what happened.</text:span></text:p>
      <text:p text:style-name="P40"><text:soft-page-break/><text:span text:style-name="T14"><text:tab/>Damn weird. Damn weird.</text:span></text:p>
      <text:p text:style-name="P40"><text:span text:style-name="T14"><text:tab/><text:tab/>So what are you going to do? What are your hopes and fears?</text:span></text:p>
      <text:p text:style-name="P40"><text:span text:style-name="T14"><text:tab/>Hopes: Security, intimacy.</text:span></text:p>
      <text:p text:style-name="P40"><text:span text:style-name="T14"><text:tab/>Fears: Codependence, unwelcome surprises, overcompensating, over-reading the noise in the </text:span></text:p>
      <text:p text:style-name="P40"><text:span text:style-name="T14"><text:tab/><text:tab/>signal. Basically codependence</text:span></text:p>
      <text:p text:style-name="P40"><text:span text:style-name="T14">memoriablephrase. ...see that part </text:span><text:span text:style-name="T18">more</text:span><text:span text:style-name="T14"> clearly. But if it was </text:span>because<text:span text:style-name="T14"> I told you I liked you Wednesday, then I'm terrified because I don't want to be with someone I can affect that strongly</text:span><text:span text:style-name="T18">.</text:span></text:p>
      <text:p text:style-name="P41"><text:span text:style-name="T18">memoriablephrase. I feel jealousy. It's not your fault. Not at all. It's my emotion--I take responsibility for it. Alone. That being said, my "sexual brake" is very strong, and I need to strongly trust someone and feel very relaxed to become aroused.</text:span></text:p>
      <text:p text:style-name="P42"><text:span text:style-name="T18">t</text:span><text:span text:style-name="T14">iger. Sorry if I'm not at 100% tomorrow. I hope we can have a beautiful play for the both of us. </text:span></text:p>
      <text:p text:style-name="P42"><text:span text:style-name="T14">blackandwhite. I'm never going to be comfortable with you. Not like that. Not ever. I'm sorry.</text:span></text:p>
      <text:p text:style-name="P42"><text:span text:style-name="T14"/></text:p>
      <text:p text:style-name="P42"><text:span text:style-name="T14">Seek to live an unbelievable life, and drop the proof as soon as you pick it up. You don't need to tell anyone. Except while it's happening. Seek to live an unbelievable life--not an interchangeable life.</text:span></text:p>
      <text:p text:style-name="P42"><text:span text:style-name="T14">Let me tell you the secret to earning power. Be fair and people will reward you with loyalty; be helpful and people will reward you with authority; be liberating and people will reward you with sanctity. And let me tell you the secret of losing power. Cheat and people will punish you with betrayal; harm and people will punish you with dissent; oppress and people will punish you with denegration. Now that you know how morality works, use it to find your purpose; use it to seek your mud!</text:span></text:p>
      <text:p text:style-name="P43"><text:span text:style-name="T14">It is said that when three walk, one must be my teacer. But you must also see that when three irrationalities walk in your heart, one is rightfully your teacher as well.</text:span></text:p>
      <text:p text:style-name="P43"><text:span text:style-name="T14">The rope the rope the glorious rope! Its strength is our resolve; its use is our liberation; its otherwise-action is our bliss and salvation.</text:span></text:p>
      <text:p text:style-name="P43"><text:span text:style-name="T14">Let softness save and rule us! Let softness be our dominatrix. Let softness be our all and everything. And let brittleness pass away as it's always destined to do.</text:span></text:p>
      <text:p text:style-name="P43"><text:span text:style-name="T14">Let soft eyes rule you your soul your will. Let soft eyes be your warmth and refuge. Let soft eyes see your weaknesses and irrationalities. Let soft eyes be your godperson. Let soft eyes rule your heart and free your sweaty sweaty hands.</text:span></text:p>
      <text:p text:style-name="P43"><text:span text:style-name="T14"/></text:p>
      <text:p text:style-name="P43"><text:span text:style-name="T14">Whether or not you practice literal polyamory, be polyamorous in style, in breath. Have many loves of this world and just in this world's doorway. Freedom comes from always having an undertapped refuge, and refuges grow out of trust, love, curiousity, and deep mystery. Only with freedom can you bring peace to your loved ones; only with bringing peace to your loved ones can you become an effective political representative; only with becoming an effective political representative can you mkae the world level once more. This is the meaning of life no matter how much we may squirm and resist it. This is the means and the ends, the path and the hope of the muddy life.</text:span></text:p>
      <text:p text:style-name="P43"><text:span text:style-name="T14">Green! It's green! The floor and the ceiling; the good and harmful! It's green all of it green.</text:span></text:p>
      <text:p text:style-name="P43"><text:span text:style-name="T14">Submit. Submit to soft eyes and find peace. Submit to soft eyes and gain the every moment. Submit to soft eyes, forfeit the battle, and stay the course to winning the war.</text:span></text:p>
      <text:p text:style-name="P43"><text:span text:style-name="T14">A horse a horse. Are you a horse? Are you prepared to dressage and jump? Does your crop show your history; does your crop show your uselessnesss? Does your crop betray your bliss? Because it should. It should.</text:span></text:p>
      <text:p text:style-name="P43"><text:span text:style-name="T14">Will to powerless is not goddamn will to death. It is will to humility, perspective, irrationality. It is will to humility, to vulnerability, to love. Will to powerless is a will to mud, to survival to joy to breathless glorious insecurity in the arms of dominion. Will to power without will to powerless is bound for brittleness. Its destiny is thin status and a flashlight a little to tight.</text:span></text:p>
      <text:p text:style-name="P44"><text:soft-page-break/><text:span text:style-name="T14">Why must arousal be married in our minds to arousal? Can't arousal arise from calmness? Can't arousal arise for its own sake? Can't we desire unconventional things and yet derive deep pleasure from them?</text:span></text:p>
      <text:p text:style-name="P44"><text:span text:style-name="T14">Abstract is just the concrete yet unseen. With time all abstraction melts into happy memory. Why must we default to the concrete of the lowest common denominator and forsake abstraction in order to "free" ourselves of it? Why do we wish to free ourselves from the mysteries of the almost conventional world? By doing so we dismiss the battle of today in exchange for losing the war of tomorrow. Today's befuddling abstraction is tomorrow's glorious salvation. By dismissing abstraction we dismiss salvation in kind. Live in the moment, yes live in the moment, but live </text:span>for<text:span text:style-name="T14"> tomorrow; live </text:span>for<text:span text:style-name="T14"> the saplings; live </text:span>for<text:span text:style-name="T14"> the as yet unripened but greatest potential, sweetest fruit grow on the tree just next door. There you can find purpose; there you can find "your calling." And you will know it's the right unripened fruit if it smell pungent, if it smells like mud. Its size may be puny and its circle small, but if you can see its unripened but earthshattering uniqueness that could conquer the world, then you have found your purpose--to stand in relation to to the fruit and help it ripen. But never seek to possess the fruit; never seek to own it; never seek to make it just a smaller version of you. Simply stand in relation and let nature do its work.</text:span></text:p>
      <text:p text:style-name="P44"><text:span text:style-name="T14">Build the kinkocracy</text:span></text:p>
      <text:p text:style-name="P44"><text:span text:style-name="T14">The Vanilla world is the Silver Chair</text:span></text:p>
      <text:p text:style-name="P44"><text:span text:style-name="T14">JBK - just because</text:span></text:p>
      <text:p text:style-name="P44"><text:span text:style-name="T14">[story of Zhuangzi palling around w/ drug addicts]</text:span></text:p>
      <text:p text:style-name="P44"><text:span text:style-name="T14"/></text:p>
      <text:p text:style-name="P44"><text:span text:style-name="T14">So much of post-Enlightenment + post-Nietzsche development has been will to power, dignity, and equality. And political equality is certainly an important precuror to justice. But. Nietzsche's Will to Power has been pushed too far out of proportion. There exist a legitimite, human, even theaputic Will to Submission, no better or worse than the Will to Power. Will to Submission when correctly fulfilled gives the submitter a feeling of great security that enables him to take risks and do great things.</text:span></text:p>
      <text:p text:style-name="P44"><text:span text:style-name="T14">The only way to sma</text:span><text:span text:style-name="T19">s</text:span><text:span text:style-name="T14">h the patriarchy the on</text:span><text:span text:style-name="T19">ly way is for men to accept their own Will to Submission to women and for women to accept their own Will to Power to men. It doesn't have to be all the time, most of the time or even a lot of the time. But it needs to be sometimes. If men fear they'll be seen as "not a man" because they are pursuing their Will to Submission with a woman, then they may feel patriarchical masculinity is their only refuge. If we make submission deeply comfortable if we make submission acceptable, then the need for political and religious submission will surely be fulfilled by the otherwise powerless. And there will be no need for Trump, no need for white supremacy, patriarchy, and rampant pathologization. It is not at all unnatural for some of us to desire submission at least sometimes. It is not at all unnatural for some of us to enjoy it. And when we can accept it publicly in people who might otherwise embody power, we give another option to the privileged than just simply more competition. We give them another option that they might may well want.</text:span></text:p>
      <text:p text:style-name="P45"><text:span text:style-name="T14">Why do some feminists resist mothering sexual partners? Do they not see that that is a far more potent subversion of the patriarchy? Giving nurturing help, accepting such submission is subverting the "natural" hierarchy of men over women. And when you carp and criticize this Will in your lover because he's "not acting like a man" you are undoing the good of 1000 call-outs. Submission has to feel good to be accepted. Submission has to feel nurturing, and it does when done right.</text:span></text:p>
      <text:p text:style-name="P45"><text:span text:style-name="T14">And you know you don't have to have sex with these men who submit to you. Make that clear. Please. But if you want to smash the patriarchy, do it by accepting the open, free, consentual submission of men.</text:span></text:p>
      <text:p text:style-name="P45"><text:span text:style-name="T14">(Submission pareto equilibrium haha)</text:span></text:p>
      <text:p text:style-name="P45"><text:soft-page-break/><text:span text:style-name="T14">These men who feel weak and impotent, lashing out with their votes and their hate, all they want is to feel nurtured, to feel like it's okay to feel as weak and vulnerable as they feel right now. And by accepting the role as nurturers, you will also be accepting the role as authority. And you will have smashed a little patriarchy in a moment for a time. If enough of you do that enough, enough times, then how can the patriarchy stand? The patriarchy must fall for the good of humanity. Take your place in that new world today, and the new world will come like a thief in the night, without warning or procession. All-of-a-sudden inevitable and deeply welcome.</text:span></text:p>
      <text:p text:style-name="P46"><text:span text:style-name="T14">Revolution yes revolution. Revolution is here just on the doorstep. The path here was hiding in plain sight all along, yes. But it's here, and all you need to do is welcome it in and it will fall just in your lap. </text:span></text:p>
      <text:p text:style-name="P46"><text:span text:style-name="T14">Revolution Revolution The second Axial age is upon us, and it is sorely overdue. Revolution in the streets Revolution in the bedroom, the boardroom and even in the trousers; Revolution here. Revolution now. Revolution Revolution Revolution</text:span></text:p>
      <text:p text:style-name="P46"><text:span text:style-name="T14">People of color, women, pathologized peoples. Don't you see more than they do? Aren't you aware of things that they're just not aware of? And otherwise wouldn't that make you more worthy of power than them? Doesn't that make them a plainly illegitimite authority? So if they come to you wanting to exercise their Will to Submission, let them. <text:s/>let them serve you as you wish in exchange for their own feelings of gratitude. Let them take their rightful place if only for a time. And if they rebel, if they don't give you pleasure, if they annoy you, you have no duty, no obligation to them. Drop the on the roadside like a worthless, ungrateful sack of rocks they are. They serve you at your pleasure; you nurture and guide them at your pleasure. Accept their Will to Submission, and you accept yet another straw that will one day break the back of your submission. And there will be a great awakening when we all wonder how and why we accepted this system of oppression at all. And as was foretold: the last shall be first and the first shall be last.</text:span></text:p>
      <text:p text:style-name="P44"><text:span text:style-name="T14"/></text:p>
      <text:p text:style-name="P44"><text:span text:style-name="T14">Me. You had a difficult night last n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19-08-11T17:05:47.568304564</dc:date>
    <meta:editing-duration>PT1H2M17S</meta:editing-duration>
    <meta:editing-cycles>11</meta:editing-cycles>
    <meta:generator>LibreOffice/6.1.6.3$Linux_X86_64 LibreOffice_project/5896ab1714085361c45cf540f76f60673dd96a72</meta:generator>
    <meta:document-statistic meta:table-count="0" meta:image-count="0" meta:object-count="0" meta:page-count="25" meta:paragraph-count="452" meta:word-count="15788" meta:character-count="85510" meta:non-whitespace-character-count="70242"/>
  </office:meta>
</office:document-meta>
</file>